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47F000002FA5C5515F9.png" manifest:media-type="image/png"/>
  <manifest:file-entry manifest:full-path="Pictures/100000010000060F00000472E9523424.png" manifest:media-type="image/png"/>
  <manifest:file-entry manifest:full-path="Pictures/10000001000002FC000003222450EEA0.png" manifest:media-type="image/png"/>
  <manifest:file-entry manifest:full-path="Pictures/100000010000048B000004E3D72D818D.png" manifest:media-type="image/png"/>
  <manifest:file-entry manifest:full-path="Pictures/100000010000044800000322F9660E90.png" manifest:media-type="image/png"/>
  <manifest:file-entry manifest:full-path="Pictures/1000000100000448000003225A7DC275.png" manifest:media-type="image/png"/>
  <manifest:file-entry manifest:full-path="Pictures/100000010000044800000322CC35F24C.png" manifest:media-type="image/png"/>
  <manifest:file-entry manifest:full-path="Pictures/10000001000004480000032268CB710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8.33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76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1.699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001cm" svg:height="14.287cm" svg:x="0cm" svg:y="-0.001cm">
          <draw:image xlink:href="Pictures/100000010000047F000002FA5C5515F9.png" xlink:type="simple" xlink:show="embed" xlink:actuate="onLoad" draw:mime-type="image/png">
            <text:p/>
          </draw:image>
        </draw:frame>
        <draw:frame draw:style-name="gr1" draw:text-style-name="P1" draw:layer="layout" svg:width="21.001cm" svg:height="15.408cm" svg:x="-0.001cm" svg:y="14.286cm">
          <draw:image xlink:href="Pictures/100000010000060F00000472E9523424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1.002cm" svg:height="20.002cm" svg:x="-0.001cm" svg:y="-0.001cm">
          <draw:image xlink:href="Pictures/10000001000002FC000003222450EEA0.png" xlink:type="simple" xlink:show="embed" xlink:actuate="onLoad" draw:mime-type="image/png">
            <text:p/>
          </draw:image>
        </draw:frame>
        <draw:frame draw:style-name="gr2" draw:text-style-name="P1" draw:layer="layout" svg:width="21.001cm" svg:height="9.7cm" svg:x="0cm" svg:y="20.001cm">
          <draw:image xlink:href="Pictures/100000010000044800000322F9660E90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21.001cm" svg:height="15.367cm" svg:x="-0.001cm" svg:y="14.334cm">
          <draw:image xlink:href="Pictures/1000000100000448000003225A7DC275.png" xlink:type="simple" xlink:show="embed" xlink:actuate="onLoad" draw:mime-type="image/png">
            <text:p/>
          </draw:image>
        </draw:frame>
        <draw:frame draw:style-name="gr3" draw:text-style-name="P1" draw:layer="layout" svg:width="21.001cm" svg:height="14.286cm" svg:x="0cm" svg:y="0cm">
          <draw:image xlink:href="Pictures/10000001000004480000032268CB710B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1" draw:text-style-name="P1" draw:layer="layout" svg:width="21.001cm" svg:height="15.367cm" svg:x="-0.001cm" svg:y="14.604cm">
          <draw:image xlink:href="Pictures/100000010000044800000322CC35F24C.png" xlink:type="simple" xlink:show="embed" xlink:actuate="onLoad" draw:mime-type="image/png">
            <text:p/>
          </draw:image>
        </draw:frame>
        <draw:frame draw:style-name="gr4" draw:text-style-name="P2" draw:layer="layout" svg:width="21.001cm" svg:height="14.603cm" svg:x="-0.001cm" svg:y="0cm">
          <draw:image xlink:href="Pictures/100000010000048B000004E3D72D818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-0.001cm" fo:margin-bottom="-0.001cm" fo:margin-left="-0.001cm" fo:margin-right="-0.00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5T20:54:33.238000000</meta:creation-date>
    <dc:date>2024-01-19T19:17:23.637000000</dc:date>
    <meta:editing-duration>PT27M16S</meta:editing-duration>
    <meta:editing-cycles>8</meta:editing-cycles>
    <meta:generator>LibreOffice/7.6.4.1$Windows_X86_64 LibreOffice_project/e19e193f88cd6c0525a17fb7a176ed8e6a3e2aa1</meta:generator>
    <meta:print-date>2024-01-19T19:11:58.737000000</meta:print-date>
    <meta:document-statistic meta:object-count="8"/>
  </office:meta>
</office:document-meta>
</file>